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1" office:value-type="string" calcext:value-type="string">
            <text:p>3.Dec.2018</text:p>
          </table:table-cell>
          <table:table-cell table:style-name="ce1" office:value-type="string" calcext:value-type="string">
            <text:p>4.Dec.2018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 style:data-style-name="N2" text:time-value="11:09:27.167874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3.2$Linux_X86_64 LibreOffice_project/00m0$Build-2</meta:generator>
    <dc:date>2018-12-04T11:11:59.028726455</dc:date>
    <meta:editing-duration>PT14H43M57S</meta:editing-duration>
    <meta:editing-cycles>18</meta:editing-cycles>
    <meta:document-statistic meta:table-count="1" meta:cell-count="52" meta:object-count="0"/>
  </office:meta>
</office:document-meta>
</file>